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1e5a96" draw:textarea-horizontal-align="justify" draw:textarea-vertical-align="middle" draw:auto-grow-height="false" fo:min-height="0.893cm" fo:min-width="4.83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4.834cm"/>
    </style:style>
    <style:style style:name="gr3" style:family="graphic" style:parent-style-name="standard">
      <style:graphic-properties draw:fill-color="#1e5a96" draw:textarea-horizontal-align="justify" draw:textarea-vertical-align="middle" draw:auto-grow-height="false" fo:min-height="0.893cm" fo:min-width="4.834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4.3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4.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347cm"/>
    </style:style>
    <style:style style:name="P1" style:family="paragraph">
      <loext:graphic-properties draw:fill-color="#1e5a96"/>
      <style:paragraph-properties fo:text-align="end"/>
      <style:text-properties fo:color="#ffffff"/>
    </style:style>
    <style:style style:name="P2" style:family="paragraph">
      <loext:graphic-properties draw:fill-color="#ffffff"/>
      <style:paragraph-properties fo:text-align="end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Roboto"/>
    </style:style>
    <style:style style:name="P5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T1" style:family="text">
      <style:text-properties style:font-name="Roboto"/>
    </style:style>
    <style:style style:name="T2" style:family="text">
      <style:text-properties style:font-name="Robot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334cm" svg:height="1.143cm" svg:x="4.87cm" svg:y="8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334cm" svg:height="1.143cm" svg:x="4.87cm" svg:y="6.9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334cm" svg:height="1.143cm" svg:x="4.87cm" svg:y="5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5.334cm" svg:height="1.143cm" svg:x="4.87cm" svg:y="1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334cm" svg:height="1.143cm" svg:x="4.87cm" svg:y="9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5.334cm" svg:height="1.143cm" svg:x="4.87cm" svg:y="11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334cm" svg:height="1.143cm" svg:x="4.87cm" svg:y="12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" draw:id="id2" draw:layer="layout" svg:width="5.334cm" svg:height="1.143cm" svg:x="13.77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334cm" svg:height="1.143cm" svg:x="13.77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334cm" svg:height="1.143cm" svg:x="13.77cm" svg:y="8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334cm" svg:height="1.143cm" svg:x="13.77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0.204cm" svg:y1="12.027cm" svg:x2="13.77cm" svg:y2="9.826cm" draw:start-shape="id1" draw:start-glue-point="1" draw:end-shape="id2" draw:end-glue-point="3" svg:d="M10204 12027l3566-2201" svg:viewBox="0 0 3567 2202">
          <text:p/>
        </draw:connector>
        <draw:connector draw:style-name="gr4" draw:text-style-name="P3" draw:layer="layout" draw:type="line" svg:x1="10.204cm" svg:y1="10.927cm" svg:x2="13.77cm" svg:y2="9.826cm" draw:start-shape="id3" draw:start-glue-point="1" draw:end-shape="id2" draw:end-glue-point="3" svg:d="M10204 10927l3566-1101" svg:viewBox="0 0 3567 1102">
          <text:p/>
        </draw:connector>
        <draw:connector draw:style-name="gr4" draw:text-style-name="P3" draw:layer="layout" draw:type="line" svg:x1="10.204cm" svg:y1="8.627cm" svg:x2="13.77cm" svg:y2="9.826cm" draw:start-shape="id4" draw:start-glue-point="1" draw:end-shape="id2" svg:d="M10204 8627l3566 1199" svg:viewBox="0 0 3567 1200">
          <text:p/>
        </draw:connector>
        <draw:frame draw:style-name="gr5" draw:text-style-name="P4" draw:layer="layout" svg:width="4.884cm" svg:height="1.085cm" svg:x="4.605cm" svg:y="4.624cm">
          <draw:text-box>
            <text:p><text:span text:style-name="T1">Virtual Memory</text:span></text:p>
          </draw:text-box>
        </draw:frame>
        <draw:frame draw:style-name="gr6" draw:text-style-name="P4" draw:layer="layout" svg:width="5.43cm" svg:height="1.085cm" svg:x="13.505cm" svg:y="4.624cm">
          <draw:text-box>
            <text:p><text:span text:style-name="T1">Physical Memory</text:span></text:p>
          </draw:text-box>
        </draw:frame>
        <draw:frame draw:style-name="gr7" draw:text-style-name="P5" draw:layer="layout" svg:width="2.847cm" svg:height="0.899cm" svg:x="1.781cm" svg:y="8.502cm">
          <draw:text-box>
            <text:p><text:span text:style-name="T2">100&lt;addr&gt;</text:span></text:p>
          </draw:text-box>
        </draw:frame>
        <draw:frame draw:style-name="gr7" draw:text-style-name="P5" draw:layer="layout" svg:width="2.847cm" svg:height="0.899cm" svg:x="1.781cm" svg:y="10.802cm">
          <draw:text-box>
            <text:p><text:span text:style-name="T2">010&lt;addr&gt;</text:span></text:p>
          </draw:text-box>
        </draw:frame>
        <draw:frame draw:style-name="gr7" draw:text-style-name="P5" draw:layer="layout" svg:width="2.847cm" svg:height="0.899cm" svg:x="1.781cm" svg:y="11.902cm">
          <draw:text-box>
            <text:p><text:span text:style-name="T2">001&lt;addr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Tschan</meta:initial-creator>
    <meta:creation-date>2020-04-24T11:00:18.507169928</meta:creation-date>
    <dc:date>2020-04-27T14:13:59.484668633</dc:date>
    <dc:creator>Daniel Tschan</dc:creator>
    <meta:editing-duration>PT47M47S</meta:editing-duration>
    <meta:editing-cycles>11</meta:editing-cycles>
    <meta:generator>LibreOffice/5.3.6.1$Linux_X86_64 LibreOffice_project/30$Build-1</meta:generator>
    <meta:document-statistic meta:object-count="19"/>
  </office:meta>
</office:document-meta>
</file>